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hapter 10 Composite Data Types </text:h>
      <text:p text:style-name="P2"/>
      <text:p text:style-name="P2">There are times when creating a program that you may want to define an aggregate structure such as a personnel record, or an enemy in a game. While you can do this using individual data types, it is hard to manage within a program. FreeBasic </text:p>
      <text:p text:style-name="P2">offers two composite data types, the Type and Union. </text:p>
      <text:p text:style-name="P2"/>
      <text:h text:style-name="Heading_20_2" text:outline-level="2">Types </text:h>
      <text:p text:style-name="P2"/>
      <text:p text:style-name="P2">FreeBasic allows you to group several data types into a unified structure called a 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 elements of the type structure in the same manner as using the Dim keyword, without using Dim. The following code snippet shows how to build an employee type. </text:p>
      <text:p text:style-name="P2"/>
      <text:p text:style-name="P2">Type EmployeeType </text:p>
      <text:p text:style-name="P2"/>
      <text:p text:style-name="P2"/>
      <text:p text:style-name="P2">fname As String * 10 </text:p>
      <text:p text:style-name="P2"/>
      <text:p text:style-name="P2"/>
      <text:p text:style-name="P2">lname As String * 10 </text:p>
      <text:p text:style-name="P2"/>
      <text:p text:style-name="P2"/>
      <text:p text:style-name="P2">empid As Integer </text:p>
      <text:p text:style-name="P2"/>
      <text:p text:style-name="P2"><text:soft-page-break/></text:p>
      <text:p text:style-name="P2">dept As Integer </text:p>
      <text:p text:style-name="P2"/>
      <text:p text:style-name="P2"/>
      <text:p text:style-name="P2">End Type </text:p>
      <text:p text:style-name="P2"/>
      <text:p text:style-name="P2"/>
      <text:p text:style-name="P2">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P2"/>
      <text:p text:style-name="P2">Dim Employee As EmployeeType </text:p>
      <text:p text:style-name="P2"/>
      <text:p text:style-name="P2"/>
      <text:p text:style-name="P2">Once you have created a variable of the type, you can access each element within 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 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text:soft-page-break/>13 </text:p>
      <text:p text:style-name="P2">14 </text:p>
      <text:p text:style-name="P2">'Initialize the type </text:p>
      <text:p text:style-name="P2">15 </text:p>
      <text:p text:style-name="P2">With Employee16 </text:p>
      <text:p text:style-name="P2">.fname = "Susan"</text:p>
      <text:p text:style-name="P2">17 </text:p>
      <text:p text:style-name="P2">.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P2"/>
      <text:p text:style-name="P2">Line 12 creates a variable of the type, Employee. The type definition is a template and cannot be used until you create an instance of the type by creating a variable of the <text:soft-page-break/>type. Lines 15 through 20 initialize the type variable with some data using the a With-End With block. </text:p>
      <text:p text:style-name="P2"/>
      <text:p text:style-name="P2">Line 23 prints a header row to the console that indicates the field name data. The Tb function is used to align data names to the appropriate column. Line 24 uses the String function to print a dashed line, just to offset the header row from the data row.</text:p>
      <text:p text:style-name="P2">Lines 26 through 28 prints the type data. Rtrim is used on the fixed length string elements to trim off any unused trailing spaces. The Tab function is again used to align the data to the appropriate columns. The program is then ended in the usual way. </text:p>
      <text:p text:style-name="P2"/>
      <text:p text:style-name="P2">When you run the program you should the following output. </text:p>
      <text:p text:style-name="P2"/>
      <text:p text:style-name="P2">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P2"/>
      <text:h text:style-name="Heading_20_2" text:outline-level="2">Types Within Types </text:h>
      <text:p text:style-name="P2"/>
      <text:p text:style-name="P2">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P2"/>
      <text:p text:style-name="P2">Using a type within a type is the same as using on of the intrinsic data types. The following code snippets illustrates an expanded department type and an updated employee type. </text:p>
      <text:p text:style-name="P2"/>
      <text:p text:style-name="P2">Type Department Type </text:p>
      <text:p text:style-name="P2"><text:soft-page-break/></text:p>
      <text:p text:style-name="P2"/>
      <text:p text:style-name="P2"/>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Dim Employee As EmployeeType </text:p>
      <text:p text:style-name="P2"/>
      <text:p text:style-name="P2"/>
      <text:p text:style-name="P2">To access the department information within the Employee type, you use the 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 definition, you need to use the dept identifier to access the individual fields within the </text:p>
      <text:p text:style-name="P2">Department Type. You can even carry this further, by including a type within a type within a type. You would simply use the dot notation of the additional type level as needed.</text:p>
      <text:p text:style-name="P2">While there is no limit on the levels of nested type definitions, it gets to be a bit unwieldy when used with several levels. </text:p>
      <text:p text:style-name="P2"/>
      <text:p text:style-name="P2">You can also use the With-End With block with nested types, by nesting the With 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text:soft-page-break/>.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 of type definitions. When using nested With blocks, be sure that match all the End With statements with their correct With statements to avoid a compile error. </text:p>
      <text:p text:style-name="P2"/>
      <text:p text:style-name="P2">The following program is a modified version of the previous program illustrating the new type definitions. </text:p>
      <text:p text:style-name="P2"/>
      <text:p text:style-name="P2"/>
      <text:p text:style-name="P2">Option Explicit </text:p>
      <text:p text:style-name="P2"/>
      <text:p text:style-name="P2"/>
      <text:p text:style-name="P2">'Create the type definition </text:p>
      <text:p text:style-name="P2"/>
      <text:p text:style-name="P2"/>
      <text:p text:style-name="P2">Type Department Type </text:p>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 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text:soft-page-break/></text:p>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
      <text:p text:style-name="P2"><text:s/>End With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ext:soft-page-break/>the With blocks document the type structure without needing any additional comments. While this isn't the primary reason to use a With block, it does create code that is easily understood. The program is closed in the usual way. </text:p>
      <text:p text:style-name="P2"/>
      <text:p text:style-name="P2">When you run the program you should see the following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2: Output of type-type.bas </text:p>
      <text:p text:style-name="P2"/>
      <text:p text:style-name="P2">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text:p>
      <text:p text:style-name="P2">providing they share the same type definition. </text:p>
      <text:p text:style-name="P2"/>
      <text:p text:style-name="P2">The following program abstracts the department initialization function and assigns 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 Type </text:p>
      <text:p text:style-name="P2">5 </text:p>
      <text:p text:style-name="P2">id As Integer </text:p>
      <text:p text:style-name="P2">6 </text:p>
      <text:p text:style-name="P2">managerid As Integer </text:p>
      <text:p text:style-name="P2"/>
      <text:p text:style-name="P2"/>
      <text:p text:style-name="P2"><text:soft-page-break/></text:p>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 Type </text:p>
      <text:p text:style-name="P2">15 </text:p>
      <text:p text:style-name="P2">End Type </text:p>
      <text:p text:style-name="P2">16 </text:p>
      <text:p text:style-name="P2">17 </text:p>
      <text:p text:style-name="P2">'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managerid = 1024 </text:p>
      <text:p text:style-name="P2">32 </text:p>
      <text:p text:style-name="P2">.floor = 1233 </text:p>
      <text:p text:style-name="P2">End With34 </text:p>
      <text:p text:style-name="P2">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text:soft-page-break/>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64 </text:p>
      <text:p text:style-name="P2">65 </text:p>
      <text:p text:style-name="P2">66 </text:p>
      <text:p text:style-name="P2">67 </text:p>
      <text:p text:style-name="P2">68 </text:p>
      <text:p text:style-name="P2">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text:soft-page-break/>'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text:p>
      <text:p text:style-name="P2">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P2"/>
      <text:p text:style-name="P2">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P2"/>
      <text:p text:style-name="P2">The rest of the program is the same as the previous program, and prints the employee information to the screen. </text:p>
      <text:p text:style-name="P2"/>
      <text:p text:style-name="P2">When you run the program, you should see that the output is identical to the previous program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3: Output of type-assign.bas </text:p>
      <text:p text:style-name="P2"/>
      <text:p text:style-name="P2"/>
      <text:p text:style-name="P2"><text:soft-page-break/>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P2"/>
      <text:h text:style-name="Heading_20_3" text:outline-level="3">Pointers to Types </text:h>
      <text:p text:style-name="P2"/>
      <text:p text:style-name="P2">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P2"/>
      <text:p text:style-name="P2">In the previous program listing, the error checking on an invalid department id was clunky at best. A better method is to have the InitDept function return a success code that indicates a valid department id. The following program implements this strategy,</text:p>
      <text:p text:style-name="P2">and uses a Department 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 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dept As Department Type </text:p>
      <text:p text:style-name="P2">17 </text:p>
      <text:p text:style-name="P2"><text:soft-page-break/>End Type </text:p>
      <text:p text:style-name="P2">18 </text:p>
      <text:p text:style-name="P2">19 </text:p>
      <text:p text:style-name="P2">'This function will init the dept type and return it to caller </text:p>
      <text:p text:style-name="P2">20 </text:p>
      <text:p text:style-name="P2">Function InitDept(deptid As Integer, dpt As Department 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dpt&gt;</text:p>
      <text:p text:style-name="P2">floor = 0 </text:p>
      <text:p text:style-name="P2">36 </text:p>
      <text:p text:style-name="P2">ret = Not deptok37 </text:p>
      <text:p text:style-name="P2">End Select38 </text:p>
      <text:p text:style-name="P2">'Return the dept status39 </text:p>
      <text:p text:style-name="P2">Return ret </text:p>
      <text:p text:style-name="P2"><text:soft-page-break/>40 </text:p>
      <text:p text:style-name="P2">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 Type Ptr </text:p>
      <text:p text:style-name="P2">45 </text:p>
      <text:p text:style-name="P2">46 </text:p>
      <text:p text:style-name="P2">'Initialize the pointer </text:p>
      <text:p text:style-name="P2">47 </text:p>
      <text:p text:style-name="P2">tmpDept = Callocate(Sizeof(Department 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text:soft-page-break/>End With </text:p>
      <text:p text:style-name="P2"/>
      <text:p text:style-name="P2"/>
      <text:p text:style-name="P2"/>
      <text:p text:style-name="P2">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P2"/>
      <text:p text:style-name="P2">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text:p>
      <text:p text:style-name="P2">This is a good technique to return boolean values from a function. By initializing the 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P2"/>
      <text:p text:style-name="P2">Line 44 dimensions a Department 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text:soft-page-break/>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output as the previous </text:p>
      <text:p text:style-name="P2">programs. </text:p>
      <text:p text:style-name="P2"/>
      <text:p text:style-name="P2"/>
      <text:p text:style-name="P2">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Declare a pointer to the type </text:p>
      <text:p text:style-name="P2">9 </text:p>
      <text:p text:style-name="P2">Dim myTypePtr As myType Ptr </text:p>
      <text:p text:style-name="P2"><text:soft-page-break/>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text:soft-page-break/>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oft-page-break/><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Output 10.5: Output of memtype.bas </text:p>
      <text:p text:style-name="P2"/>
      <text:p text:style-name="P2">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text:soft-page-break/>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End Type </text:p>
      <text:p text:style-name="P2">14 </text:p>
      <text:p text:style-name="P2">15 </text:p>
      <text:p text:style-name="P2">'Create an instance of type </text:p>
      <text:p text:style-name="P2"><text:s/></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text:soft-page-break/></text:p>
      <text:p text:style-name="P2"/>
      <text:p text:style-name="P2"><text:s/>Print "X" </text:p>
      <text:p text:style-name="P2">Next </text:p>
      <text:p text:style-name="P2"/>
      <text:p text:style-name="P2"/>
      <text:p text:style-name="P2">'Free allocated space </text:p>
      <text:p text:style-name="P2">Deallocate myType.darray </text:p>
      <text:p text:style-name="P2"/>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oft-page-break/><text:s/>X</text:p>
      <text:p text:style-name="P2"/>
      <text:p text:style-name="P2"/>
      <text:p text:style-name="P2"><text:s/>X </text:p>
      <text:p text:style-name="P2"/>
      <text:p text:style-name="P2"/>
      <text:p text:style-name="P2">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text:soft-page-break/></text:p>
      <text:p text:style-name="P2"/>
      <text:p text:style-name="P2"/>
      <text:p text:style-name="P2">13 </text:p>
      <text:p text:style-name="P2">End Type </text:p>
      <text:p text:style-name="P2">14 </text:p>
      <text:p text:style-name="P2">15 </text:p>
      <text:p text:style-name="P2">'Create a pointer to base type </text:p>
      <text:p text:style-name="P2">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text:soft-page-break/>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For i = 0 To 247 </text:p>
      <text:p text:style-name="P2">Deallocate myType[i].darray </text:p>
      <text:p text:style-name="P2">48 </text:p>
      <text:p text:style-name="P2">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text:soft-page-break/>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X X</text:p>
      <text:p text:style-name="P2"/>
      <text:p text:style-name="P2"/>
      <text:p text:style-name="P2"><text:s/>X X</text:p>
      <text:p text:style-name="P2"/>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text:soft-page-break/>.darray[2] &gt; </text:p>
      <text:p text:style-name="P2">.row, .col </text:p>
      <text:p text:style-name="P2"/>
      <text:p text:style-name="P2"/>
      <text:p text:style-name="P2">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text:soft-page-break/>Obj.myFunc = @typeFunc </text:p>
      <text:p text:style-name="P2">... </text:p>
      <text:p text:style-name="P2">Function typeFunc(arg1 As Integer, arg2 As Integer) As Integer </text:p>
      <text:p text:style-name="P2"/>
      <text:p text:style-name="P2"/>
      <text:p text:style-name="P2">... </text:p>
      <text:p text:style-name="P2">End Function </text:p>
      <text:p text:style-name="P2"/>
      <text:p text:style-name="P2"/>
      <text:p text:style-name="P2">The type definition is defined using data in the normal manner, along with a field,</text:p>
      <text:p text:style-name="P2">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text:soft-page-break/>10 </text:p>
      <text:p text:style-name="P2">11 </text:p>
      <text:p text:style-name="P2">'Need to declare function for forward reference </text:p>
      <text:p text:style-name="P2">12 </text:p>
      <text:p text:style-name="P2">Declare Function typeFunc(arg1 As Integer, arg2 As Integer) As Integer </text:p>
      <text:p text:style-name="P2">13 </text:p>
      <text:p text:style-name="P2">'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Listing 10.8: type-func.bas </text:p>
      <text:p text:style-name="P2"/>
      <text:p text:style-name="analysis"><text:soft-page-break/><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text:soft-page-break/>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
      <text:p text:style-name="P2"/>
      <text:p text:style-name="P2">fType as Type2 </text:p>
      <text:p text:style-name="P2"/>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text:soft-page-break/>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text:soft-page-break/></text:p>
      <text:p text:style-name="P2">The data type of the bit field determines how many bits you can declare in a bitfield. Since an integer is 32 bits long, you could declare up to 32 bits in the field.</text:p>
      <text:p text:style-name="P2">However, in most cases you would declare a single bit for each 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
      <text:p text:style-name="P2">You can initialize a type definition when you dimension the type just as you canany of the intrinsic variables. The following code snippet illustrates the syntax. </text:p>
      <text:p text:style-name="P2"/>
      <text:p text:style-name="P2">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text:soft-page-break/></text:p>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text:soft-page-break/>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Initializing a type definition in a Dim statement is useful when you need to have aset of initial values for a type, or values that will 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text:soft-page-break/>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
      <text:p text:style-name="P2"/>
      <text:p text:style-name="P2"/>
      <text:p text:style-name="P2"/>
      <text:p text:style-name="P2">Option Explicit </text:p>
      <text:p text:style-name="P2"/>
      <text:p text:style-name="P2"/>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text:soft-page-break/></text:p>
      <text:p text:style-name="P2">When you run the program you should the following output. </text:p>
      <text:p text:style-name="P2"/>
      <text:p text:style-name="P2">Integer: 1111010000010100001111011111001 </text:p>
      <text:p text:style-name="P2"/>
      <text:p text:style-name="P2"/>
      <text:p text:style-name="P2">Byte: 11111001 </text:p>
      <text:p text:style-name="P2"/>
      <text:p text:style-name="P2"/>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
      <text:p text:style-name="P2">The Dword data type is defined in windef.bi as an Uinteger, type DWORD as </text:p>
      <text:p text:style-name="P2"><text:soft-page-break/>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2">type. </text:p>
      <text:p text:style-name="P2"/>
      <text:p text:style-name="P2">1 </text:p>
      <text:p text:style-name="P2">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text:soft-page-break/>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If v.vt_id = vString Then22 </text:p>
      <text:p text:style-name="P2">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text:soft-page-break/>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text:soft-page-break/>Integer value: 300 </text:p>
      <text:p text:style-name="P2"/>
      <text:p text:style-name="P2"/>
      <text:p text:style-name="P2">Output 10.12: Output of simplevariant.bas </text:p>
      <text:p text:style-name="P2"/>
      <text:p text:style-name="P2">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9-04-08T13:15:52.655681316</dc:date>
    <meta:editing-duration>PT12M37S</meta:editing-duration>
    <meta:editing-cycles>5</meta:editing-cycles>
    <meta:generator>LibreOffice/5.2.7.2$Linux_ARM_EABI LibreOffice_project/20m0$Build-2</meta:generator>
    <meta:document-statistic meta:table-count="0" meta:image-count="0" meta:object-count="0" meta:page-count="41" meta:paragraph-count="1077" meta:word-count="8849" meta:character-count="50910" meta:non-whitespace-character-count="42104"/>
    <meta:template xlink:type="simple" xlink:actuate="onRequest" xlink:title="" xlink:href="../fbeginnerm.odm" meta:date="2019-04-06T11:23:18.117159525"/>
  </office:meta>
</office:document-meta>
</file>